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52ff" officeooo:paragraph-rsid="001052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tus – o estado do repositório git </text:p>
      <text:p text:style-name="P1">git log – ultimos commites feitos</text:p>
      <text:p text:style-name="P1">git add or git add . - adicionar arquivos ao commite (add . Adiciona tudo)</text:p>
      <text:p text:style-name="P1">git commit – faz o commit</text:p>
      <text:p text:style-name="P1">git push – manda todos commits para o repositório de origem (github)</text:p>
      <text:p text:style-name="P1">git feltch – baixa os arquivos para sua máquina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0:24:25.415539442</meta:creation-date>
    <dc:date>2020-04-03T00:31:54.141081596</dc:date>
    <meta:editing-duration>PT7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1" meta:character-count="289" meta:non-whitespace-character-count="237"/>
  </office:meta>
</office:document-meta>
</file>